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es" fo:country="none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es" fo:country="none" officeooo:rsid="001e2422" officeooo:paragraph-rsid="001e2422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es" fo:country="none" officeooo:rsid="00230280" officeooo:paragraph-rsid="00230280" style:font-name-asian="Times New Roman" style:font-size-asian="12pt" style:font-name-complex="Times New Roman" style:font-size-complex="12pt"/>
    </style:style>
    <style:style style:name="P4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page-number="auto"/>
      <style:text-properties fo:color="#000000" style:font-name="Times New Roman" fo:font-size="12pt" fo:language="es" fo:country="none" style:font-name-asian="Times New Roman" style:font-size-asian="12pt" style:font-name-complex="Times New Roman" style:font-size-complex="12pt"/>
    </style:style>
    <style:style style:name="T1" style:family="text">
      <style:text-properties officeooo:rsid="001db9ef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officeooo:rsid="002061b3"/>
    </style:style>
    <style:style style:name="T4" style:family="text">
      <style:text-properties fo:color="#2a6099" style:font-name="Chandas" fo:font-weight="bold" officeooo:rsid="002061b3" style:font-weight-asian="bold" style:font-weight-complex="bold"/>
    </style:style>
    <style:style style:name="T5" style:family="text">
      <style:text-properties officeooo:rsid="0020c5e2"/>
    </style:style>
    <style:style style:name="T6" style:family="text">
      <style:text-properties officeooo:rsid="0021d0d0"/>
    </style:style>
    <style:style style:name="T7" style:family="text">
      <style:text-properties officeooo:rsid="0023bbe5"/>
    </style:style>
    <style:style style:name="T8" style:family="text">
      <style:text-properties officeooo:rsid="0025a7b9"/>
    </style:style>
    <style:style style:name="T9" style:family="text">
      <style:text-properties fo:font-weight="bold" officeooo:rsid="0025a7b9" style:font-weight-asian="bold" style:font-weight-complex="bold"/>
    </style:style>
    <style:style style:name="T10" style:family="text">
      <style:text-properties officeooo:rsid="00279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edé en Hora 2:<text:span text:style-name="T1">10</text:span></text:p>
      <text:p text:style-name="P1"/>
      <text:p text:style-name="P2"><text:span text:style-name="T2">FireBase</text:span> — 3:10:18 <text:span text:style-name="T9">rikotalora@gmail</text:span></text:p>
      <text:p text:style-name="P2"/>
      <text:p text:style-name="P2">Como ver detalles de tu app en firebase?</text:p>
      <text:p text:style-name="P2"/>
      <text:p text:style-name="P2">Click en overview, <text:span text:style-name="T3">Click en web (</text:span><text:span text:style-name="T4">&lt;/&gt;</text:span><text:span text:style-name="T3">) <text:s/>, </text:span><text:span text:style-name="T5">debes registarla, para evitar confusiones utilicé el mismo nombre del proyecto, </text:span><text:span text:style-name="T6">usar etiqueta de script</text:span></text:p>
      <text:p text:style-name="P2"/>
      <text:p text:style-name="P3">Quedé 3:<text:span text:style-name="T7">43</text:span>:<text:span text:style-name="T10">2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meta:generator>LibreOffice/6.4.7.2$Linux_X86_64 LibreOffice_project/40$Build-2</meta:generator>
    <dc:date>2021-11-10T14:48:56.989875905</dc:date>
    <meta:editing-duration>PT8M14S</meta:editing-duration>
    <meta:editing-cycles>11</meta:editing-cycles>
    <meta:document-statistic meta:table-count="0" meta:image-count="0" meta:object-count="0" meta:page-count="1" meta:paragraph-count="5" meta:word-count="40" meta:character-count="250" meta:non-whitespace-character-count="213"/>
  </office:meta>
</office:document-meta>
</file>